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Monospace" svg:font-family="Monospace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2ac7b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ac7bd"/>
    </style:style>
    <style:style style:name="P6" style:family="paragraph" style:parent-style-name="Text_20_body">
      <style:text-properties style:font-name="Times New Roman" officeooo:paragraph-rsid="001017d3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1" style:family="paragraph" style:parent-style-name="Table_20_Contents">
      <style:text-properties style:font-name="Times New Roman" officeooo:paragraph-rsid="002ac7b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officeooo:paragraph-rsid="002ac7bd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22" style:family="paragraph" style:parent-style-name="Table_20_Contents">
      <style:paragraph-properties fo:text-align="justify" style:justify-single-word="false"/>
      <style:text-properties officeooo:paragraph-rsid="002c3c8e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5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36a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officeooo:rsid="00ddbb8b"/>
    </style:style>
    <style:style style:name="T9" style:family="text">
      <style:text-properties fo:color="#000000" style:font-name="Times New Roman" style:text-underline-style="none" officeooo:rsid="002c3c8e" fo:background-color="#ffffff" loext:char-shading-value="0"/>
    </style:style>
    <style:style style:name="T10" style:family="text">
      <style:text-properties fo:color="#000000" style:font-name="Times New Roman" style:text-underline-style="none" officeooo:rsid="006bbc5a" fo:background-color="#ffffff" loext:char-shading-value="0"/>
    </style:style>
    <style:style style:name="T11" style:family="text">
      <style:text-properties fo:color="#000000" style:font-name="Times New Roman" style:text-underline-style="none" officeooo:rsid="00f6ed3a" fo:background-color="#ffffff" loext:char-shading-value="0"/>
    </style:style>
    <style:style style:name="T12" style:family="text">
      <style:text-properties fo:color="#000000" style:font-name="Times New Roman" style:text-underline-style="none" officeooo:rsid="00fb804d" fo:background-color="#ffffff" loext:char-shading-value="0"/>
    </style:style>
    <style:style style:name="T13" style:family="text">
      <style:text-properties fo:color="#000000" style:font-name="Times New Roman" style:text-underline-style="none" officeooo:rsid="000c2e18" fo:background-color="#ffffff" loext:char-shading-value="0"/>
    </style:style>
    <style:style style:name="T14" style:family="text">
      <style:text-properties fo:color="#000000" style:font-name="Times New Roman" style:text-underline-style="none" officeooo:rsid="000ed385" fo:background-color="#ffffff" loext:char-shading-value="0"/>
    </style:style>
    <style:style style:name="T15" style:family="text">
      <style:text-properties fo:color="#000000" style:font-name="Times New Roman" style:text-underline-style="none" officeooo:rsid="000b0c15" fo:background-color="#ffffff" loext:char-shading-value="0"/>
    </style:style>
    <style:style style:name="T16" style:family="text">
      <style:text-properties fo:color="#000000" style:font-name="Times New Roman" style:text-underline-style="none" officeooo:rsid="002e05ce" fo:background-color="#ffffff" loext:char-shading-value="0"/>
    </style:style>
    <style:style style:name="T17" style:family="text">
      <style:text-properties fo:color="#000000" style:font-name="Times New Roman" style:text-underline-style="none" officeooo:rsid="002e46ab" fo:background-color="#ffffff" loext:char-shading-value="0"/>
    </style:style>
    <style:style style:name="T18" style:family="text">
      <style:text-properties fo:color="#000000" style:font-name="Times New Roman" style:text-underline-style="none" officeooo:rsid="002fecde" fo:background-color="#ffffff" loext:char-shading-value="0"/>
    </style:style>
    <style:style style:name="T19" style:family="text">
      <style:text-properties fo:color="#000000" style:font-name="Times New Roman" style:text-underline-style="none" officeooo:rsid="0010acf2" fo:background-color="#ffffff" loext:char-shading-value="0"/>
    </style:style>
    <style:style style:name="T20" style:family="text">
      <style:text-properties fo:color="#000000" style:font-name="Times New Roman" style:text-underline-style="none" officeooo:rsid="00138288" fo:background-color="#ffffff" loext:char-shading-value="0"/>
    </style:style>
    <style:style style:name="T21" style:family="text">
      <style:text-properties officeooo:rsid="013d0498"/>
    </style:style>
    <style:style style:name="T22" style:family="text">
      <style:text-properties officeooo:rsid="0042f57a" fo:background-color="#ffffff" loext:char-shading-value="0"/>
    </style:style>
    <style:style style:name="T23" style:family="text">
      <style:text-properties officeooo:rsid="0022f10e"/>
    </style:style>
    <style:style style:name="T24" style:family="text">
      <style:text-properties officeooo:rsid="0042f57a"/>
    </style:style>
    <style:style style:name="T25" style:family="text">
      <style:text-properties fo:language="en" fo:country="US" officeooo:rsid="0030c671"/>
    </style:style>
    <style:style style:name="T26" style:family="text">
      <style:text-properties officeooo:rsid="00364877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officeooo:rsid="002c3c8e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officeooo:rsid="002c3c8e"/>
    </style:style>
    <style:style style:name="T31" style:family="text">
      <style:text-properties officeooo:rsid="0031df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4"/>
      <text:p text:style-name="P8">Declaração De Matrícula</text:p>
      <text:p text:style-name="P9"/>
      <text:p text:style-name="P5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2"/>
      <text:p text:style-name="P22"><text:span text:style-name="T29"><text:text-input text:description="[#if serviceRequest.documentPurposeTypeInstance??]">[#if serviceRequest.documentPurposeTypeInstance??]</text:text-input></text:span><text:span text:style-name="T30"><text:text-input text:description="[#if serviceRequest.documentPurposeTypeInstance.code == &quot;FAMILY_ALLOWANCE&quot;]">[#if serviceRequest.documentPurposeTypeInstance.code == "FAMILY_ALLOWANCE"]</text:text-input></text:span><text:span text:style-name="T10">Est</text:span><text:span text:style-name="T11">a declaração</text:span><text:span text:style-name="T10"> </text:span><text:span text:style-name="T12">serve como comprovativo </text:span><text:span text:style-name="T13">para efeitos de </text:span><text:span text:style-name="T14">Abono de Família</text:span><text:span text:style-name="T13">.</text:span><text:span text:style-name="T30"><text:text-input text:description="[#elseif serviceRequest.documentPurposeTypeInstance.code == &quot;FAMILY_BENEFITS&quot;]">[#elseif serviceRequest.documentPurposeTypeInstance.code == "FAMILY_BENEFITS"]</text:text-input></text:span><text:span text:style-name="T10">Est</text:span><text:span text:style-name="T11">a declaração</text:span><text:span text:style-name="T10"> </text:span><text:span text:style-name="T12">serve como comprovativo </text:span><text:span text:style-name="T13">para </text:span><text:span text:style-name="T14">efeitos</text:span><text:span text:style-name="T13"> de Prestações Familiares.</text:span><text:span text:style-name="T30"><text:text-input text:description="[#elseif serviceRequest.documentPurposeTypeInstance.code == &quot;IRS&quot;]">[#elseif serviceRequest.documentPurposeTypeInstance.code == "IRS"]</text:text-input></text:span><text:span text:style-name="T10">Est</text:span><text:span text:style-name="T11">a declaração</text:span><text:span text:style-name="T10"> </text:span><text:span text:style-name="T12">serve como comprovativo </text:span><text:span text:style-name="T13">para efeitos de IRS.</text:span><text:span text:style-name="T29"><text:text-input text:description="[#elseif serviceRequest.documentPurposeTypeInstance.code == &quot;ADSE_ADM_SAD_SSMJ&quot;]">[#elseif serviceRequest.documentPurposeTypeInstance.code == "ADSE_ADM_SAD_SSMJ"]</text:text-input></text:span><text:span text:style-name="T10">Est</text:span><text:span text:style-name="T11">a declaração</text:span><text:span text:style-name="T10"> </text:span><text:span text:style-name="T12">serve como comprovativo </text:span><text:span text:style-name="T13">para efeitos de </text:span><text:span text:style-name="T15">ADSE/</text:span><text:span text:style-name="T14">ADM/SAD/SSMJ</text:span><text:span text:style-name="T13">.</text:span><text:span text:style-name="T29"><text:text-input text:description="[#elseif serviceRequest.documentPurposeTypeInstance.code == &quot;SOCIAL_SECURITY&quot;]">[#elseif serviceRequest.documentPurposeTypeInstance.code == "SOCIAL_SECURITY"]</text:text-input></text:span><text:span text:style-name="T10">Est</text:span><text:span text:style-name="T11">a declaração</text:span><text:span text:style-name="T10"> </text:span><text:span text:style-name="T12">serve como comprovativo </text:span><text:span text:style-name="T13">para efeitos de Segurança Social.</text:span><text:span text:style-name="T29"><text:text-input text:description="[#elseif serviceRequest.documentPurposeTypeInstance.code == &quot;MILITARY&quot;]">[#elseif serviceRequest.documentPurposeTypeInstance.code == "MILITARY"]</text:text-input></text:span><text:span text:style-name="T10">Est</text:span><text:span text:style-name="T11">a declaração</text:span><text:span text:style-name="T10"> </text:span><text:span text:style-name="T12">serve como comprovativo </text:span><text:span text:style-name="T13">para fins militares.</text:span><text:span text:style-name="T29"><text:text-input text:description="[#elseif serviceRequest.documentPurposeTypeInstance.code == &quot;STUDY_SCHOLARSHIP&quot;]">[#elseif serviceRequest.documentPurposeTypeInstance.code == "STUDY_SCHOLARSHIP"]</text:text-input></text:span><text:span text:style-name="T10">Est</text:span><text:span text:style-name="T11">a declaração</text:span><text:span text:style-name="T10"> </text:span><text:span text:style-name="T12">serve como comprovativo </text:span><text:span text:style-name="T13">para efeitos de bolsa de estudo.</text:span><text:span text:style-name="T29"><text:text-input text:description="[#elseif serviceRequest.documentPurposeTypeInstance.code == &quot;PROFESSIONAL&quot;]">[#elseif serviceRequest.documentPurposeTypeInstance.code == "PROFESSIONAL"]</text:text-input></text:span><text:span text:style-name="T10">Est</text:span><text:span text:style-name="T11">a declaração</text:span><text:span text:style-name="T10"> </text:span><text:span text:style-name="T12">serve como comprovativo </text:span><text:span text:style-name="T13">para fins profissionais.</text:span><text:span text:style-name="T29"><text:text-input text:description="[#elseif serviceRequest.documentPurposeTypeInstance.code == &quot;PPRE&quot;]">[#elseif serviceRequest.documentPurposeTypeInstance.code == "PPRE"]</text:text-input></text:span><text:span text:style-name="T10">Est</text:span><text:span text:style-name="T11">a declaração</text:span><text:span text:style-name="T10"> </text:span><text:span text:style-name="T12">serve como comprovativo </text:span><text:span text:style-name="T13">para </text:span><text:span text:style-name="T19">efeitos</text:span><text:span text:style-name="T13"> de Plano de Poupança Reforma/Educação.</text:span><text:span text:style-name="T29"><text:text-input text:description="[#elseif serviceRequest.documentPurposeTypeInstance.code == &quot;IMMIGRATION&quot;]">[#elseif serviceRequest.documentPurposeTypeInstance.code == "IMMIGRATION"]</text:text-input></text:span><text:span text:style-name="T20">Esta </text:span><text:span text:style-name="T18">declaração</text:span><text:span text:style-name="T20"> destina-se a apresentação no Serviço de Estrangeiros e Fronteiras. Mais se informa que o aluno encontra-se com a situação regularizada, não tendo em dívida nenhum valor de propinas até à presente data, de acordo com o Regulamento de Propinas da Universidade de Lisboa.</text:span><text:span text:style-name="T29"><text:text-input text:description="[#elseif serviceRequest.documentPurposeType == &quot;OTHER&quot;]">[#elseif serviceRequest.documentPurposeType == "OTHER"]</text:text-input></text:span><text:span text:style-name="T29"><text:text-input text:description="${serviceRequest.otherDocumentPurposeTypeDescription}">${serviceRequest.otherDocumentPurposeTypeDescription}</text:text-input></text:span><text:span text:style-name="T29"><text:text-input text:description="[/#if]">[/#if]</text:text-input></text:span></text:p>
      <text:p text:style-name="P18"/>
      <text:p text:style-name="P18"><text:text-input text:description="[/#if]">[/#if]</text:text-input></text:p>
      <text:p text:style-name="P12"/>
      <text:p text:style-name="P12"><text:soft-page-break/><text:span text:style-name="T8">Faculdade de </text:span><text:span text:style-name="T2">Letras </text:span><text:span text:style-name="T8">da Universidade de Lisboa</text:span><text:span text:style-name="T24">, em </text:span><text:span text:style-name="T25"><text:text-input text:description="${lang.pt(dates.extendedDate(localizedDate.nowDate()))}">${lang.pt(dates.extendedDate(localizedDate.nowDate()))}</text:text-input></text:span><text:span text:style-name="T25"><text:text-input text:description="${lang.pt(dates.extendedDate(localizedDate.nowDate()))}"/></text:span><text:span text:style-name="T22">.</text:span></text:p>
      <text:p text:style-name="P10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9">O presente documento só é válido com assinatura e carimbo da instituição!</text:p>
            <text:p text:style-name="P20"><text:text-input text:description="[#if hasPricetag]">[#if hasPricetag]</text:text-input></text:p>
            <text:p text:style-name="P23"><text:span text:style-name="T23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2.B1" office:value-type="string">
            <text:p text:style-name="P13"><text:span text:style-name="T31">Divisão dos Serviços</text:span> Académic<text:span text:style-name="T31">os</text:span>,</text:p>
            <text:p text:style-name="P13">O(<text:span text:style-name="T26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5"/>
          </table:table-cell>
        </table:table-row>
      </table:table>
      <text:p text:style-name="P11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0"><text:text-input text:description="[#if hasPricetag]">[#if hasPricetag]</text:text-input></text:p>
            <text:p text:style-name="P23"><text:span text:style-name="T23">Emolumento: </text:span><text:text-input text:description="${money.total(serviceRequestPrice)}">${money.total(serviceRequestPrice)}</text:text-input></text:p>
            <text:p text:style-name="P21"><text:text-input text:description="[/#if]">[/#if]</text:text-input></text:p>
          </table:table-cell>
          <table:table-cell table:style-name="Table1.A2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1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Monospace" svg:font-family="Monospace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5T16:11:29.304816092</dc:date>
    <meta:editing-duration>PT1H37M3S</meta:editing-duration>
    <meta:editing-cycles>28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23" meta:character-count="3375" meta:non-whitespace-character-count="3126"/>
  </office:meta>
</office:document-meta>
</file>